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text-underline-style="none" style:font-size-asian="10pt" style:font-size-complex="10pt"/>
    </style:style>
    <style:style style:name="ce27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Carlos Solórzano&quot;;&quot;Mario Batres&quot;;&quot;Jorge Mario&quot;;&quot;María Castilla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5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6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10/ene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1"/>
          <table:table-cell table:number-columns-repeated="1022"/>
        </table:table-row>
        <table:table-row table:style-name="ro4">
          <table:table-cell table:number-columns-repeated="10"/>
          <table:table-cell table:style-name="ce44"/>
          <table:table-cell table:style-name="ce45"/>
          <table:table-cell table:number-columns-repeated="1012"/>
        </table:table-row>
        <table:table-row table:style-name="ro3">
          <table:table-cell table:number-columns-repeated="2"/>
          <table:table-cell table:style-name="ce22" office:value-type="string">
            <text:p>Sprint</text:p>
          </table:table-cell>
          <table:table-cell table:style-name="ce22" office:value-type="string">
            <text:p>Fecha de Inicio</text:p>
          </table:table-cell>
          <table:table-cell table:style-name="ce22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10/ene</text:p>
          </table:table-cell>
          <table:table-cell table:style-name="ce13" office:value-type="float" office:value="13">
            <text:p>13</text:p>
          </table:table-cell>
          <table:table-cell table:number-columns-repeated="4"/>
          <table:table-cell table:style-name="ce3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6" office:value-type="date" office:date-value="2011-01-10">
            <text:p>10/ene</text:p>
          </table:table-cell>
          <table:table-cell table:style-name="ce36" table:formula="of:=[.J5]+1" office:value-type="date" office:date-value="2011-01-11">
            <text:p>11/ene</text:p>
          </table:table-cell>
          <table:table-cell table:style-name="ce36" table:formula="of:=[.K5]+1" office:value-type="date" office:date-value="2011-01-12">
            <text:p>12/ene</text:p>
          </table:table-cell>
          <table:table-cell table:style-name="ce36" table:formula="of:=[.L5]+1" office:value-type="date" office:date-value="2011-01-13">
            <text:p>13/ene</text:p>
          </table:table-cell>
          <table:table-cell table:style-name="ce36" table:formula="of:=[.M5]+1" office:value-type="date" office:date-value="2011-01-14">
            <text:p>14/ene</text:p>
          </table:table-cell>
          <table:table-cell table:style-name="ce36" table:formula="of:=[.N5]+1" office:value-type="date" office:date-value="2011-01-15">
            <text:p>15/ene</text:p>
          </table:table-cell>
          <table:table-cell table:style-name="ce36" table:formula="of:=[.O5]+1" office:value-type="date" office:date-value="2011-01-16">
            <text:p>16/ene</text:p>
          </table:table-cell>
          <table:table-cell table:style-name="ce36" table:formula="of:=[.P5]+1" office:value-type="date" office:date-value="2011-01-17">
            <text:p>17/ene</text:p>
          </table:table-cell>
          <table:table-cell table:style-name="ce36" table:formula="of:=[.Q5]+1" office:value-type="date" office:date-value="2011-01-18">
            <text:p>18/ene</text:p>
          </table:table-cell>
          <table:table-cell table:style-name="ce36" table:formula="of:=[.R5]+1" office:value-type="date" office:date-value="2011-01-19">
            <text:p>19/ene</text:p>
          </table:table-cell>
          <table:table-cell table:style-name="ce36" table:formula="of:=[.S5]+1" office:value-type="date" office:date-value="2011-01-20">
            <text:p>20/ene</text:p>
          </table:table-cell>
          <table:table-cell table:style-name="ce36" table:formula="of:=[.T5]+1" office:value-type="date" office:date-value="2011-01-21">
            <text:p>21/ene</text:p>
          </table:table-cell>
          <table:table-cell table:style-name="ce36" table:formula="of:=[.U5]+1" office:value-type="date" office:date-value="2011-01-22">
            <text:p>22/ene</text:p>
          </table:table-cell>
          <table:table-cell table:style-name="ce36" table:formula="of:=[.V5]+1" office:value-type="date" office:date-value="2011-01-23">
            <text:p>23/ene</text:p>
          </table:table-cell>
          <table:table-cell table:style-name="ce36" table:formula="of:=[.W5]+1" office:value-type="date" office:date-value="2011-01-24">
            <text:p>24/ene</text:p>
          </table:table-cell>
          <table:table-cell table:style-name="ce36" table:formula="of:=[.X5]+1" office:value-type="date" office:date-value="2011-01-25">
            <text:p>25/ene</text:p>
          </table:table-cell>
          <table:table-cell table:style-name="ce36" table:formula="of:=[.Y5]+1" office:value-type="date" office:date-value="2011-01-26">
            <text:p>26/ene</text:p>
          </table:table-cell>
          <table:table-cell table:style-name="ce36" table:formula="of:=[.Z5]+1" office:value-type="date" office:date-value="2011-01-27">
            <text:p>27/ene</text:p>
          </table:table-cell>
          <table:table-cell table:style-name="ce36" table:formula="of:=[.AA5]+1" office:value-type="date" office:date-value="2011-01-28">
            <text:p>28/ene</text:p>
          </table:table-cell>
          <table:table-cell table:style-name="ce36" table:formula="of:=[.AB5]+1" office:value-type="date" office:date-value="2011-01-29">
            <text:p>29/ene</text:p>
          </table:table-cell>
          <table:table-cell table:style-name="ce36" table:formula="of:=[.AC5]+1" office:value-type="date" office:date-value="2011-01-30">
            <text:p>30/ene</text:p>
          </table:table-cell>
          <table:table-cell table:style-name="ce36" table:formula="of:=[.AD5]+1" office:value-type="date" office:date-value="2011-01-31">
            <text:p>31/ene</text:p>
          </table:table-cell>
          <table:table-cell table:style-name="ce36" table:formula="of:=[.AE5]+1" office:value-type="date" office:date-value="2011-02-01">
            <text:p>01/feb</text:p>
          </table:table-cell>
          <table:table-cell table:style-name="ce36" table:formula="of:=[.AF5]+1" office:value-type="date" office:date-value="2011-02-02">
            <text:p>02/feb</text:p>
          </table:table-cell>
          <table:table-cell table:style-name="ce36" table:formula="of:=[.AG5]+1" office:value-type="date" office:date-value="2011-02-03">
            <text:p>03/feb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Tareas Pendientes</text:p>
          </table:table-cell>
          <table:covered-table-cell table:style-name="ce30"/>
          <table:table-cell table:style-name="ce37" office:value-type="float" office:value="4">
            <text:p>4</text:p>
          </table:table-cell>
          <table:table-cell table:style-name="ce37" table:formula="of:=COUNTIF([.K10:.K14];&quot;&gt;0&quot;)" office:value-type="float" office:value="5">
            <text:p>5</text:p>
          </table:table-cell>
          <table:table-cell table:style-name="ce37" table:formula="of:=COUNTIF([.L10:.L14];&quot;&gt;0&quot;)" office:value-type="float" office:value="5">
            <text:p>5</text:p>
          </table:table-cell>
          <table:table-cell table:style-name="ce37" table:formula="of:=COUNTIF([.M10:.M14];&quot;&gt;0&quot;)" office:value-type="float" office:value="4">
            <text:p>4</text:p>
          </table:table-cell>
          <table:table-cell table:style-name="ce37" table:formula="of:=COUNTIF([.N10:.N14];&quot;&gt;0&quot;)" office:value-type="float" office:value="0">
            <text:p>0</text:p>
          </table:table-cell>
          <table:table-cell table:style-name="ce37" table:formula="of:=COUNTIF([.O10:.O14];&quot;&gt;0&quot;)" office:value-type="float" office:value="0">
            <text:p>0</text:p>
          </table:table-cell>
          <table:table-cell table:style-name="ce37" table:formula="of:=COUNTIF([.P10:.P14];&quot;&gt;0&quot;)" office:value-type="float" office:value="0">
            <text:p>0</text:p>
          </table:table-cell>
          <table:table-cell table:style-name="ce37" table:formula="of:=COUNTIF([.Q10:.Q14];&quot;&gt;0&quot;)" office:value-type="float" office:value="0">
            <text:p>0</text:p>
          </table:table-cell>
          <table:table-cell table:style-name="ce37" table:formula="of:=COUNTIF([.R10:.R14];&quot;&gt;0&quot;)" office:value-type="float" office:value="0">
            <text:p>0</text:p>
          </table:table-cell>
          <table:table-cell table:style-name="ce37" table:formula="of:=COUNTIF([.S10:.S14];&quot;&gt;0&quot;)" office:value-type="float" office:value="0">
            <text:p>0</text:p>
          </table:table-cell>
          <table:table-cell table:style-name="ce37" table:formula="of:=COUNTIF([.T10:.T14];&quot;&gt;0&quot;)" office:value-type="float" office:value="0">
            <text:p>0</text:p>
          </table:table-cell>
          <table:table-cell table:style-name="ce37" table:formula="of:=COUNTIF([.U10:.U14];&quot;&gt;0&quot;)" office:value-type="float" office:value="0">
            <text:p>0</text:p>
          </table:table-cell>
          <table:table-cell table:style-name="ce37" table:formula="of:=COUNTIF([.V10:.V14];&quot;&gt;0&quot;)" office:value-type="float" office:value="0">
            <text:p>0</text:p>
          </table:table-cell>
          <table:table-cell table:style-name="ce37" table:formula="of:=COUNTIF([.W10:.W14];&quot;&gt;0&quot;)" office:value-type="float" office:value="0">
            <text:p>0</text:p>
          </table:table-cell>
          <table:table-cell table:style-name="ce37" table:formula="of:=COUNTIF([.X10:.X14];&quot;&gt;0&quot;)" office:value-type="float" office:value="0">
            <text:p>0</text:p>
          </table:table-cell>
          <table:table-cell table:style-name="ce37" table:formula="of:=COUNTIF([.Y10:.Y14];&quot;&gt;0&quot;)" office:value-type="float" office:value="0">
            <text:p>0</text:p>
          </table:table-cell>
          <table:table-cell table:style-name="ce37" table:formula="of:=COUNTIF([.Z10:.Z14];&quot;&gt;0&quot;)" office:value-type="float" office:value="0">
            <text:p>0</text:p>
          </table:table-cell>
          <table:table-cell table:style-name="ce37" table:formula="of:=COUNTIF([.AA10:.AA14];&quot;&gt;0&quot;)" office:value-type="float" office:value="0">
            <text:p>0</text:p>
          </table:table-cell>
          <table:table-cell table:style-name="ce37" table:formula="of:=COUNTIF([.AB10:.AB14];&quot;&gt;0&quot;)" office:value-type="float" office:value="0">
            <text:p>0</text:p>
          </table:table-cell>
          <table:table-cell table:style-name="ce37" table:formula="of:=COUNTIF([.AC10:.AC14];&quot;&gt;0&quot;)" office:value-type="float" office:value="0">
            <text:p>0</text:p>
          </table:table-cell>
          <table:table-cell table:style-name="ce37" table:formula="of:=COUNTIF([.AD10:.AD14];&quot;&gt;0&quot;)" office:value-type="float" office:value="0">
            <text:p>0</text:p>
          </table:table-cell>
          <table:table-cell table:style-name="ce37" table:formula="of:=COUNTIF([.AE10:.AE14];&quot;&gt;0&quot;)" office:value-type="float" office:value="0">
            <text:p>0</text:p>
          </table:table-cell>
          <table:table-cell table:style-name="ce37" table:formula="of:=COUNTIF([.AF10:.AF14];&quot;&gt;0&quot;)" office:value-type="float" office:value="0">
            <text:p>0</text:p>
          </table:table-cell>
          <table:table-cell table:style-name="ce37" table:formula="of:=COUNTIF([.AG10:.AG14];&quot;&gt;0&quot;)" office:value-type="float" office:value="0">
            <text:p>0</text:p>
          </table:table-cell>
          <table:table-cell table:style-name="ce37" table:formula="of:=COUNTIF([.AH10:.AH14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1" office:value-type="string" table:number-columns-spanned="2" table:number-rows-spanned="1">
            <text:p>Horas de Trabajo Pendientes</text:p>
          </table:table-cell>
          <table:covered-table-cell table:style-name="ce31"/>
          <table:table-cell table:style-name="ce38" table:formula="of:=SUM([.J10:.J14])" office:value-type="float" office:value="40">
            <text:p>40</text:p>
          </table:table-cell>
          <table:table-cell table:style-name="ce38" table:formula="of:=SUM([.K10:.K14])" office:value-type="float" office:value="36">
            <text:p>36</text:p>
          </table:table-cell>
          <table:table-cell table:style-name="ce38" table:formula="of:=SUM([.L10:.L14])" office:value-type="float" office:value="35">
            <text:p>35</text:p>
          </table:table-cell>
          <table:table-cell table:style-name="ce38" table:formula="of:=SUM([.M10:.M14])" office:value-type="float" office:value="34">
            <text:p>34</text:p>
          </table:table-cell>
          <table:table-cell table:style-name="ce38" table:formula="of:=SUM([.N10:.N14])" office:value-type="float" office:value="0">
            <text:p>0</text:p>
          </table:table-cell>
          <table:table-cell table:style-name="ce38" table:formula="of:=SUM([.O10:.O14])" office:value-type="float" office:value="0">
            <text:p>0</text:p>
          </table:table-cell>
          <table:table-cell table:style-name="ce38" table:formula="of:=SUM([.P10:.P14])" office:value-type="float" office:value="0">
            <text:p>0</text:p>
          </table:table-cell>
          <table:table-cell table:style-name="ce38" table:formula="of:=SUM([.Q10:.Q14])" office:value-type="float" office:value="0">
            <text:p>0</text:p>
          </table:table-cell>
          <table:table-cell table:style-name="ce38" table:formula="of:=SUM([.R10:.R14])" office:value-type="float" office:value="0">
            <text:p>0</text:p>
          </table:table-cell>
          <table:table-cell table:style-name="ce38" table:formula="of:=SUM([.S10:.S14])" office:value-type="float" office:value="0">
            <text:p>0</text:p>
          </table:table-cell>
          <table:table-cell table:style-name="ce38" table:formula="of:=SUM([.T10:.T14])" office:value-type="float" office:value="0">
            <text:p>0</text:p>
          </table:table-cell>
          <table:table-cell table:style-name="ce38" table:formula="of:=SUM([.U10:.U14])" office:value-type="float" office:value="0">
            <text:p>0</text:p>
          </table:table-cell>
          <table:table-cell table:style-name="ce38" table:formula="of:=SUM([.V10:.V14])" office:value-type="float" office:value="0">
            <text:p>0</text:p>
          </table:table-cell>
          <table:table-cell table:style-name="ce38" table:formula="of:=SUM([.W10:.W14])" office:value-type="float" office:value="0">
            <text:p>0</text:p>
          </table:table-cell>
          <table:table-cell table:style-name="ce38" table:formula="of:=SUM([.X10:.X14])" office:value-type="float" office:value="0">
            <text:p>0</text:p>
          </table:table-cell>
          <table:table-cell table:style-name="ce38" table:formula="of:=SUM([.Y10:.Y14])" office:value-type="float" office:value="0">
            <text:p>0</text:p>
          </table:table-cell>
          <table:table-cell table:style-name="ce38" table:formula="of:=SUM([.Z10:.Z14])" office:value-type="float" office:value="0">
            <text:p>0</text:p>
          </table:table-cell>
          <table:table-cell table:style-name="ce38" table:formula="of:=SUM([.AA10:.AA14])" office:value-type="float" office:value="0">
            <text:p>0</text:p>
          </table:table-cell>
          <table:table-cell table:style-name="ce38" table:formula="of:=SUM([.AB10:.AB14])" office:value-type="float" office:value="0">
            <text:p>0</text:p>
          </table:table-cell>
          <table:table-cell table:style-name="ce38" table:formula="of:=SUM([.AC10:.AC14])" office:value-type="float" office:value="0">
            <text:p>0</text:p>
          </table:table-cell>
          <table:table-cell table:style-name="ce38" table:formula="of:=SUM([.AD10:.AD14])" office:value-type="float" office:value="0">
            <text:p>0</text:p>
          </table:table-cell>
          <table:table-cell table:style-name="ce38" table:formula="of:=SUM([.AE10:.AE14])" office:value-type="float" office:value="0">
            <text:p>0</text:p>
          </table:table-cell>
          <table:table-cell table:style-name="ce38" table:formula="of:=SUM([.AF10:.AF14])" office:value-type="float" office:value="0">
            <text:p>0</text:p>
          </table:table-cell>
          <table:table-cell table:style-name="ce38" table:formula="of:=SUM([.AG10:.AG14])" office:value-type="float" office:value="0">
            <text:p>0</text:p>
          </table:table-cell>
          <table:table-cell table:style-name="ce38" table:formula="of:=SUM([.AH10:.AH14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2" office:value-type="string" table:number-columns-spanned="8" table:number-rows-spanned="1">
            <text:p>Sprint Backlog 1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9" office:value-type="string" table:number-columns-spanned="25" table:number-rows-spanned="2">
            <text:p>Esfuerzo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990"/>
        </table:table-row>
        <table:table-row table:style-name="ro3">
          <table:table-cell/>
          <table:table-cell table:style-name="ce22" office:value-type="string">
            <text:p>ID</text:p>
          </table:table-cell>
          <table:table-cell table:style-name="ce22" office:value-type="string" table:number-columns-spanned="2" table:number-rows-spanned="1">
            <text:p>Tarea Product Backlog</text:p>
          </table:table-cell>
          <table:covered-table-cell table:style-name="ce27"/>
          <table:table-cell table:style-name="ce22" office:value-type="string" table:number-columns-spanned="2" table:number-rows-spanned="1">
            <text:p>Tarea</text:p>
          </table:table-cell>
          <table:covered-table-cell table:style-name="ce27"/>
          <table:table-cell table:style-name="ce22" office:value-type="string">
            <text:p>Tipo</text:p>
          </table:table-cell>
          <table:table-cell table:style-name="ce22" office:value-type="string">
            <text:p>Estado</text:p>
          </table:table-cell>
          <table:table-cell table:style-name="ce22" office:value-type="string">
            <text:p>Responsable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990"/>
        </table:table-row>
        <table:table-row table:style-name="ro8">
          <table:table-cell/>
          <table:table-cell table:style-name="ce23" office:value-type="float" office:value="29">
            <text:p>29</text:p>
          </table:table-cell>
          <table:table-cell table:style-name="ce24" office:value-type="string" table:number-columns-spanned="2" table:number-rows-spanned="1">
            <text:p>Realizar asignación</text:p>
          </table:table-cell>
          <table:covered-table-cell table:style-name="ce28"/>
          <table:table-cell table:style-name="ce24" office:value-type="string" table:number-columns-spanned="2" table:number-rows-spanned="1">
            <text:p>Especificación de CU's y diagramas de secuencia</text:p>
          </table:table-cell>
          <table:covered-table-cell table:style-name="ce28"/>
          <table:table-cell table:style-name="ce23" table:content-validation-name="val1" office:value-type="string">
            <text:p>Análisis y Diseño</text:p>
          </table:table-cell>
          <table:table-cell table:style-name="ce32" table:content-validation-name="val2" office:value-type="string">
            <text:p>En Curso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3"/>
          <table:table-cell table:style-name="ce46" table:number-columns-repeated="8"/>
          <table:table-cell table:number-columns-repeated="990"/>
        </table:table-row>
        <table:table-row table:style-name="ro8">
          <table:table-cell/>
          <table:table-cell table:style-name="ce23"/>
          <table:table-cell table:style-name="ce25" table:number-columns-spanned="2" table:number-rows-spanned="1"/>
          <table:covered-table-cell table:style-name="ce28"/>
          <table:table-cell table:style-name="ce29" office:value-type="string" table:number-columns-spanned="2" table:number-rows-spanned="1">
            <text:p>Asignación automática estudiantes de primer ingreso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">
            <text:p>12</text:p>
          </table:table-cell>
          <table:table-cell table:style-name="ce41" table:number-columns-repeated="13"/>
          <table:table-cell table:style-name="ce46" table:number-columns-repeated="8"/>
          <table:table-cell table:number-columns-repeated="990"/>
        </table:table-row>
        <table:table-row table:style-name="ro9">
          <table:table-cell/>
          <table:table-cell table:style-name="ce23"/>
          <table:table-cell table:style-name="ce25" table:number-columns-spanned="2" table:number-rows-spanned="1"/>
          <table:covered-table-cell table:style-name="ce28"/>
          <table:table-cell table:style-name="ce24" office:value-type="string" table:number-columns-spanned="2" table:number-rows-spanned="1">
            <text:p>Reporte estudiantes asignado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6">
            <text:p>6</text:p>
          </table:table-cell>
          <table:table-cell table:style-name="ce41" table:number-columns-repeated="13"/>
          <table:table-cell table:style-name="ce46" table:number-columns-repeated="8"/>
          <table:table-cell table:number-columns-repeated="990"/>
        </table:table-row>
        <table:table-row table:style-name="ro8">
          <table:table-cell/>
          <table:table-cell table:style-name="ce23"/>
          <table:table-cell table:style-name="ce25" table:number-columns-spanned="2" table:number-rows-spanned="1"/>
          <table:covered-table-cell table:style-name="ce28"/>
          <table:table-cell table:style-name="ce29" office:value-type="string" table:number-columns-spanned="2" table:number-rows-spanned="1">
            <text:p>Consulta de asignación por el estudian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3" table:content-validation-name="val3" office:value-type="string">
            <text:p>Carlos Solórzano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8">
            <text:p>8</text:p>
          </table:table-cell>
          <table:table-cell table:style-name="ce41" table:number-columns-repeated="13"/>
          <table:table-cell table:style-name="ce46" table:number-columns-repeated="8"/>
          <table:table-cell table:number-columns-repeated="990"/>
        </table:table-row>
        <table:table-row table:style-name="ro9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4" office:value-type="string" table:number-columns-spanned="2" table:number-rows-spanned="1">
            <text:p>Cambio de sección 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3" table:content-validation-name="val4" office:value-type="string">
            <text:p>Carlos Solórzano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8">
            <text:p>8</text:p>
          </table:table-cell>
          <table:table-cell table:style-name="ce42" table:number-columns-repeated="13"/>
          <table:table-cell table:style-name="ce33" table:number-columns-repeated="8"/>
          <table:table-cell table:number-columns-repeated="990"/>
        </table:table-row>
        <table:table-row table:style-name="ro6">
          <table:table-cell table:number-columns-repeated="9"/>
          <table:table-cell table:style-name="ce43" table:formula="of:=[.J5]" office:value-type="date" office:date-value="2011-01-10">
            <text:p>10/ene</text:p>
          </table:table-cell>
          <table:table-cell table:style-name="ce43" table:formula="of:=[.K5]" office:value-type="date" office:date-value="2011-01-11">
            <text:p>11/ene</text:p>
          </table:table-cell>
          <table:table-cell table:style-name="ce43" table:formula="of:=[.L5]" office:value-type="date" office:date-value="2011-01-12">
            <text:p>12/ene</text:p>
          </table:table-cell>
          <table:table-cell table:style-name="ce43" table:formula="of:=[.M5]" office:value-type="date" office:date-value="2011-01-13">
            <text:p>13/ene</text:p>
          </table:table-cell>
          <table:table-cell table:style-name="ce43" table:formula="of:=[.N5]" office:value-type="date" office:date-value="2011-01-14">
            <text:p>14/ene</text:p>
          </table:table-cell>
          <table:table-cell table:style-name="ce43" table:formula="of:=[.O5]" office:value-type="date" office:date-value="2011-01-15">
            <text:p>15/ene</text:p>
          </table:table-cell>
          <table:table-cell table:style-name="ce43" table:formula="of:=[.P5]" office:value-type="date" office:date-value="2011-01-16">
            <text:p>16/ene</text:p>
          </table:table-cell>
          <table:table-cell table:style-name="ce43" table:formula="of:=[.Q5]" office:value-type="date" office:date-value="2011-01-17">
            <text:p>17/ene</text:p>
          </table:table-cell>
          <table:table-cell table:style-name="ce43" table:formula="of:=[.R5]" office:value-type="date" office:date-value="2011-01-18">
            <text:p>18/ene</text:p>
          </table:table-cell>
          <table:table-cell table:style-name="ce43" table:formula="of:=[.S5]" office:value-type="date" office:date-value="2011-01-19">
            <text:p>19/ene</text:p>
          </table:table-cell>
          <table:table-cell table:style-name="ce43" table:formula="of:=[.T5]" office:value-type="date" office:date-value="2011-01-20">
            <text:p>20/ene</text:p>
          </table:table-cell>
          <table:table-cell table:style-name="ce43" table:formula="of:=[.U5]" office:value-type="date" office:date-value="2011-01-21">
            <text:p>21/ene</text:p>
          </table:table-cell>
          <table:table-cell table:style-name="ce43" table:formula="of:=[.V5]" office:value-type="date" office:date-value="2011-01-22">
            <text:p>22/ene</text:p>
          </table:table-cell>
          <table:table-cell table:style-name="ce43" table:formula="of:=[.W5]" office:value-type="date" office:date-value="2011-01-23">
            <text:p>23/ene</text:p>
          </table:table-cell>
          <table:table-cell table:style-name="ce43" table:formula="of:=[.X5]" office:value-type="date" office:date-value="2011-01-24">
            <text:p>24/ene</text:p>
          </table:table-cell>
          <table:table-cell table:style-name="ce43" table:formula="of:=[.Y5]" office:value-type="date" office:date-value="2011-01-25">
            <text:p>25/ene</text:p>
          </table:table-cell>
          <table:table-cell table:style-name="ce43" table:formula="of:=[.Z5]" office:value-type="date" office:date-value="2011-01-26">
            <text:p>26/ene</text:p>
          </table:table-cell>
          <table:table-cell table:style-name="ce43" table:formula="of:=[.AA5]" office:value-type="date" office:date-value="2011-01-27">
            <text:p>27/ene</text:p>
          </table:table-cell>
          <table:table-cell table:style-name="ce43" table:formula="of:=[.AB5]" office:value-type="date" office:date-value="2011-01-28">
            <text:p>28/ene</text:p>
          </table:table-cell>
          <table:table-cell table:style-name="ce43" table:formula="of:=[.AC5]" office:value-type="date" office:date-value="2011-01-29">
            <text:p>29/ene</text:p>
          </table:table-cell>
          <table:table-cell table:style-name="ce43" table:formula="of:=[.AD5]" office:value-type="date" office:date-value="2011-01-30">
            <text:p>30/ene</text:p>
          </table:table-cell>
          <table:table-cell table:style-name="ce43" table:formula="of:=[.AE5]" office:value-type="date" office:date-value="2011-01-31">
            <text:p>31/ene</text:p>
          </table:table-cell>
          <table:table-cell table:style-name="ce43" table:formula="of:=[.AF5]" office:value-type="date" office:date-value="2011-02-01">
            <text:p>01/feb</text:p>
          </table:table-cell>
          <table:table-cell table:style-name="ce43" table:formula="of:=[.AG5]" office:value-type="date" office:date-value="2011-02-02">
            <text:p>02/feb</text:p>
          </table:table-cell>
          <table:table-cell table:style-name="ce43" table:formula="of:=[.AH5]" office:value-type="date" office:date-value="2011-02-03">
            <text:p>03/feb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3" table:content-validation-name="val5" office:value-type="string">
            <text:p>Carlos Solórzano</text:p>
          </table:table-cell>
          <table:table-cell table:style-name="ce33" table:formula="of:=SUMIF([.I10:.I14];[.I16];[.J10:.J14])" office:value-type="float" office:value="40">
            <text:p>40</text:p>
          </table:table-cell>
          <table:table-cell table:style-name="ce33" table:formula="of:=SUMIF([.I10:.I14];[.I16];[.K10:.K14])" office:value-type="float" office:value="36">
            <text:p>36</text:p>
          </table:table-cell>
          <table:table-cell table:style-name="ce33" table:formula="of:=SUMIF([.I10:.I14];[.I16];[.L10:.L14])" office:value-type="float" office:value="35">
            <text:p>35</text:p>
          </table:table-cell>
          <table:table-cell table:style-name="ce33" table:formula="of:=SUMIF([.I10:.I14];[.I16];[.M10:.M14])" office:value-type="float" office:value="34">
            <text:p>34</text:p>
          </table:table-cell>
          <table:table-cell table:style-name="ce33" table:formula="of:=SUMIF([.M10:.M14];[.M16];[.N10:.N14])" office:value-type="float" office:value="0">
            <text:p>0</text:p>
          </table:table-cell>
          <table:table-cell table:style-name="ce33" table:formula="of:=SUMIF([.M10:.M14];[.M16];[.O10:.O14])" office:value-type="float" office:value="0">
            <text:p>0</text:p>
          </table:table-cell>
          <table:table-cell table:style-name="ce33" table:formula="of:=SUMIF([.M10:.M14];[.M16];[.P10:.P14])" office:value-type="float" office:value="0">
            <text:p>0</text:p>
          </table:table-cell>
          <table:table-cell table:style-name="ce33" table:formula="of:=SUMIF([.M10:.M14];[.M16];[.Q10:.Q14])" office:value-type="float" office:value="0">
            <text:p>0</text:p>
          </table:table-cell>
          <table:table-cell table:style-name="ce33" table:formula="of:=SUMIF([.Q10:.Q14];[.Q16];[.R10:.R14])" office:value-type="float" office:value="0">
            <text:p>0</text:p>
          </table:table-cell>
          <table:table-cell table:style-name="ce33" table:formula="of:=SUMIF([.Q10:.Q14];[.Q16];[.S10:.S14])" office:value-type="float" office:value="0">
            <text:p>0</text:p>
          </table:table-cell>
          <table:table-cell table:style-name="ce33" table:formula="of:=SUMIF([.Q10:.Q14];[.Q16];[.T10:.T14])" office:value-type="float" office:value="0">
            <text:p>0</text:p>
          </table:table-cell>
          <table:table-cell table:style-name="ce33" table:formula="of:=SUMIF([.Q10:.Q14];[.Q16];[.U10:.U14])" office:value-type="float" office:value="0">
            <text:p>0</text:p>
          </table:table-cell>
          <table:table-cell table:style-name="ce33" table:formula="of:=SUMIF([.I10:.I11];[.I16];[.V10:.V11])" office:value-type="float" office:value="0">
            <text:p>0</text:p>
          </table:table-cell>
          <table:table-cell table:style-name="ce33" table:formula="of:=SUMIF([.I10:.I11];[.I16];[.W10:.W11])" office:value-type="float" office:value="0">
            <text:p>0</text:p>
          </table:table-cell>
          <table:table-cell table:style-name="ce33" table:formula="of:=SUMIF([.I10:.I11];[.I16];[.X10:.X11])" office:value-type="float" office:value="0">
            <text:p>0</text:p>
          </table:table-cell>
          <table:table-cell table:style-name="ce33" table:formula="of:=SUMIF([.I10:.I11];[.I16];[.Y10:.Y11])" office:value-type="float" office:value="0">
            <text:p>0</text:p>
          </table:table-cell>
          <table:table-cell table:style-name="ce33" table:formula="of:=SUMIF([.I10:.I11];[.I16];[.Z10:.Z11])" office:value-type="float" office:value="0">
            <text:p>0</text:p>
          </table:table-cell>
          <table:table-cell table:style-name="ce33" table:formula="of:=SUMIF([.I10:.I11];[.I16];[.AA10:.AA11])" office:value-type="float" office:value="0">
            <text:p>0</text:p>
          </table:table-cell>
          <table:table-cell table:style-name="ce33" table:formula="of:=SUMIF([.I10:.I11];[.I16];[.AB10:.AB11])" office:value-type="float" office:value="0">
            <text:p>0</text:p>
          </table:table-cell>
          <table:table-cell table:style-name="ce33" table:formula="of:=SUMIF([.I10:.I11];[.I16];[.AC10:.AC11])" office:value-type="float" office:value="0">
            <text:p>0</text:p>
          </table:table-cell>
          <table:table-cell table:style-name="ce33" table:formula="of:=SUMIF([.I10:.I11];[.I16];[.AD10:.AD11])" office:value-type="float" office:value="0">
            <text:p>0</text:p>
          </table:table-cell>
          <table:table-cell table:style-name="ce33" table:formula="of:=SUMIF([.I10:.I11];[.I16];[.AE10:.AE11])" office:value-type="float" office:value="0">
            <text:p>0</text:p>
          </table:table-cell>
          <table:table-cell table:style-name="ce33" table:formula="of:=SUMIF([.I10:.I11];[.I16];[.AF10:.AF11])" office:value-type="float" office:value="0">
            <text:p>0</text:p>
          </table:table-cell>
          <table:table-cell table:style-name="ce33" table:formula="of:=SUMIF([.I10:.I11];[.I16];[.AG10:.AG11])" office:value-type="float" office:value="0">
            <text:p>0</text:p>
          </table:table-cell>
          <table:table-cell table:style-name="ce33" table:formula="of:=SUMIF([.I10:.I11];[.I16];[.AH10:.AH11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3" table:content-validation-name="val6"/>
          <table:table-cell table:style-name="ce33" table:formula="of:=SUMIF([.I10:.I11];[.I17];[.J10:.J11])" office:value-type="float" office:value="0">
            <text:p>0</text:p>
          </table:table-cell>
          <table:table-cell table:style-name="ce33" table:formula="of:=SUMIF([.I10:.I11];[.I17];[.K10:.K11])" office:value-type="float" office:value="0">
            <text:p>0</text:p>
          </table:table-cell>
          <table:table-cell table:style-name="ce33" table:formula="of:=SUMIF([.I10:.I11];[.I17];[.L10:.L11])" office:value-type="float" office:value="0">
            <text:p>0</text:p>
          </table:table-cell>
          <table:table-cell table:style-name="ce33" table:formula="of:=SUMIF([.I10:.I11];[.I17];[.M10:.M11])" office:value-type="float" office:value="0">
            <text:p>0</text:p>
          </table:table-cell>
          <table:table-cell table:style-name="ce33" table:formula="of:=SUMIF([.I10:.I11];[.I17];[.N10:.N11])" office:value-type="float" office:value="0">
            <text:p>0</text:p>
          </table:table-cell>
          <table:table-cell table:style-name="ce33" table:formula="of:=SUMIF([.I10:.I11];[.I17];[.O10:.O11])" office:value-type="float" office:value="0">
            <text:p>0</text:p>
          </table:table-cell>
          <table:table-cell table:style-name="ce33" table:formula="of:=SUMIF([.I10:.I11];[.I17];[.P10:.P11])" office:value-type="float" office:value="0">
            <text:p>0</text:p>
          </table:table-cell>
          <table:table-cell table:style-name="ce33" table:formula="of:=SUMIF([.I10:.I11];[.I17];[.Q10:.Q11])" office:value-type="float" office:value="0">
            <text:p>0</text:p>
          </table:table-cell>
          <table:table-cell table:style-name="ce33" table:formula="of:=SUMIF([.I10:.I11];[.I17];[.R10:.R11])" office:value-type="float" office:value="0">
            <text:p>0</text:p>
          </table:table-cell>
          <table:table-cell table:style-name="ce33" table:formula="of:=SUMIF([.I10:.I11];[.I17];[.S10:.S11])" office:value-type="float" office:value="0">
            <text:p>0</text:p>
          </table:table-cell>
          <table:table-cell table:style-name="ce33" table:formula="of:=SUMIF([.I10:.I11];[.I17];[.T10:.T11])" office:value-type="float" office:value="0">
            <text:p>0</text:p>
          </table:table-cell>
          <table:table-cell table:style-name="ce33" table:formula="of:=SUMIF([.I10:.I11];[.I17];[.U10:.U11])" office:value-type="float" office:value="0">
            <text:p>0</text:p>
          </table:table-cell>
          <table:table-cell table:style-name="ce33" table:formula="of:=SUMIF([.I10:.I11];[.I17];[.V10:.V11])" office:value-type="float" office:value="0">
            <text:p>0</text:p>
          </table:table-cell>
          <table:table-cell table:style-name="ce33" table:formula="of:=SUMIF([.I10:.I11];[.I17];[.W10:.W11])" office:value-type="float" office:value="0">
            <text:p>0</text:p>
          </table:table-cell>
          <table:table-cell table:style-name="ce33" table:formula="of:=SUMIF([.I10:.I11];[.I17];[.X10:.X11])" office:value-type="float" office:value="0">
            <text:p>0</text:p>
          </table:table-cell>
          <table:table-cell table:style-name="ce33" table:formula="of:=SUMIF([.I10:.I11];[.I17];[.Y10:.Y11])" office:value-type="float" office:value="0">
            <text:p>0</text:p>
          </table:table-cell>
          <table:table-cell table:style-name="ce33" table:formula="of:=SUMIF([.I10:.I11];[.I17];[.Z10:.Z11])" office:value-type="float" office:value="0">
            <text:p>0</text:p>
          </table:table-cell>
          <table:table-cell table:style-name="ce33" table:formula="of:=SUMIF([.I10:.I11];[.I17];[.AA10:.AA11])" office:value-type="float" office:value="0">
            <text:p>0</text:p>
          </table:table-cell>
          <table:table-cell table:style-name="ce33" table:formula="of:=SUMIF([.I10:.I11];[.I17];[.AB10:.AB11])" office:value-type="float" office:value="0">
            <text:p>0</text:p>
          </table:table-cell>
          <table:table-cell table:style-name="ce33" table:formula="of:=SUMIF([.I10:.I11];[.I17];[.AC10:.AC11])" office:value-type="float" office:value="0">
            <text:p>0</text:p>
          </table:table-cell>
          <table:table-cell table:style-name="ce33" table:formula="of:=SUMIF([.I10:.I11];[.I17];[.AD10:.AD11])" office:value-type="float" office:value="0">
            <text:p>0</text:p>
          </table:table-cell>
          <table:table-cell table:style-name="ce33" table:formula="of:=SUMIF([.I10:.I11];[.I17];[.AE10:.AE11])" office:value-type="float" office:value="0">
            <text:p>0</text:p>
          </table:table-cell>
          <table:table-cell table:style-name="ce33" table:formula="of:=SUMIF([.I10:.I11];[.I17];[.AF10:.AF11])" office:value-type="float" office:value="0">
            <text:p>0</text:p>
          </table:table-cell>
          <table:table-cell table:style-name="ce33" table:formula="of:=SUMIF([.I10:.I11];[.I17];[.AG10:.AG11])" office:value-type="float" office:value="0">
            <text:p>0</text:p>
          </table:table-cell>
          <table:table-cell table:style-name="ce33" table:formula="of:=SUMIF([.I10:.I11];[.I17];[.AH10:.AH11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8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59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9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9cm">
            <draw:object draw:notify-on-update-of-ranges="Sprint.J15:Sprint.AH15 Sprint.I16:Sprint.I16 Sprint.J16:Sprint.AH16 Sprint.I17:Sprint.I17 Sprint.J17:Sprint.AH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1-10">
            <text:p>10/ene</text:p>
          </table:table-cell>
          <table:table-cell table:style-name="ce13" table:formula="of:=[$Configuracion.D9]" office:value-type="float" office:value="13">
            <text:p>13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13/01/2011</text:date>, <text:time>09:38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1-13T09:38:49.89</dc:date>
    <meta:generator>OpenOffice.org/3.2$Win32 OpenOffice.org_project/320m18$Build-9502</meta:generator>
    <meta:editing-duration>PT17H50M46S</meta:editing-duration>
    <meta:editing-cycles>52</meta:editing-cycles>
    <dc:creator>Carlos Alejandro Solórzano Roldán</dc:creator>
    <meta:document-statistic meta:table-count="4" meta:cell-count="2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0/ene</text:p>
              </table:table-cell>
              <table:table-cell office:value-type="string">
                <text:p>11/ene</text:p>
              </table:table-cell>
              <table:table-cell office:value-type="string">
                <text:p>12/ene</text:p>
              </table:table-cell>
              <table:table-cell office:value-type="string">
                <text:p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  <table:table-cell office:value-type="string">
                <text:p>20/ene</text:p>
              </table:table-cell>
              <table:table-cell office:value-type="string">
                <text:p>21/ene</text:p>
              </table:table-cell>
              <table:table-cell office:value-type="string">
                <text:p>22/ene</text:p>
              </table:table-cell>
              <table:table-cell office:value-type="string">
                <text:p>23/ene</text:p>
              </table:table-cell>
              <table:table-cell office:value-type="string">
                <text:p>24/ene</text:p>
              </table:table-cell>
              <table:table-cell office:value-type="string">
                <text:p>25/ene</text:p>
              </table:table-cell>
              <table:table-cell office:value-type="string">
                <text:p>26/ene</text:p>
              </table:table-cell>
              <table:table-cell office:value-type="string">
                <text:p>27/ene</text:p>
              </table:table-cell>
              <table:table-cell office:value-type="string">
                <text:p>28/ene</text:p>
              </table:table-cell>
              <table:table-cell office:value-type="string">
                <text:p>29/ene</text:p>
              </table:table-cell>
              <table:table-cell office:value-type="string">
                <text:p>30/ene</text:p>
              </table:table-cell>
              <table:table-cell office:value-type="string">
                <text:p>31/ene</text:p>
              </table:table-cell>
              <table:table-cell office:value-type="string">
                <text:p>01/feb</text:p>
              </table:table-cell>
              <table:table-cell office:value-type="string">
                <text:p>02/feb</text:p>
              </table:table-cell>
              <table:table-cell office:value-type="string">
                <text:p>03/feb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4">
                <text:p text:id="Sprint.J6:Sprint.AH6"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5:Sprint.AH17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5:Sprint.AH15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6:Sprint.AH16" chart:label-cell-address="Sprint.I16:Sprint.I16" chart:class="chart:line">
            <chart:data-point chart:repeated="25"/>
          </chart:series>
          <chart:series chart:style-name="ch10" chart:values-cell-range-address="Sprint.J17:Sprint.AH17" chart:label-cell-address="Sprint.I17:Sprint.I1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5:Sprint.AH15">10/ene</text:p>
              </table:table-cell>
              <table:table-cell office:value-type="string">
                <text:p>11/ene</text:p>
              </table:table-cell>
              <table:table-cell office:value-type="string">
                <text:p>12/ene</text:p>
              </table:table-cell>
              <table:table-cell office:value-type="string">
                <text:p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  <table:table-cell office:value-type="string">
                <text:p>20/ene</text:p>
              </table:table-cell>
              <table:table-cell office:value-type="string">
                <text:p>21/ene</text:p>
              </table:table-cell>
              <table:table-cell office:value-type="string">
                <text:p>22/ene</text:p>
              </table:table-cell>
              <table:table-cell office:value-type="string">
                <text:p>23/ene</text:p>
              </table:table-cell>
              <table:table-cell office:value-type="string">
                <text:p>24/ene</text:p>
              </table:table-cell>
              <table:table-cell office:value-type="string">
                <text:p>25/ene</text:p>
              </table:table-cell>
              <table:table-cell office:value-type="string">
                <text:p>26/ene</text:p>
              </table:table-cell>
              <table:table-cell office:value-type="string">
                <text:p>27/ene</text:p>
              </table:table-cell>
              <table:table-cell office:value-type="string">
                <text:p>28/ene</text:p>
              </table:table-cell>
              <table:table-cell office:value-type="string">
                <text:p>29/ene</text:p>
              </table:table-cell>
              <table:table-cell office:value-type="string">
                <text:p>30/ene</text:p>
              </table:table-cell>
              <table:table-cell office:value-type="string">
                <text:p>31/ene</text:p>
              </table:table-cell>
              <table:table-cell office:value-type="string">
                <text:p>01/feb</text:p>
              </table:table-cell>
              <table:table-cell office:value-type="string">
                <text:p>02/feb</text:p>
              </table:table-cell>
              <table:table-cell office:value-type="string">
                <text:p>03/feb</text:p>
              </table:table-cell>
            </table:table-row>
          </table:table-header-rows>
          <table:table-rows>
            <table:table-row>
              <table:table-cell office:value-type="string">
                <text:p text:id="Sprint.I16:Sprint.I16">Carlos Solórzano</text:p>
              </table:table-cell>
              <table:table-cell office:value-type="float" office:value="40">
                <text:p text:id="Sprint.J16:Sprint.AH16"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7:Sprint.I17"/>
              </table:table-cell>
              <table:table-cell office:value-type="float" office:value="0">
                <text:p text:id="Sprint.J17:Sprint.AH1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0/ene</text:p>
              </table:table-cell>
              <table:table-cell office:value-type="string">
                <text:p>11/ene</text:p>
              </table:table-cell>
              <table:table-cell office:value-type="string">
                <text:p>12/ene</text:p>
              </table:table-cell>
              <table:table-cell office:value-type="string">
                <text:p>13/ene</text:p>
              </table:table-cell>
              <table:table-cell office:value-type="string">
                <text:p>14/ene</text:p>
              </table:table-cell>
              <table:table-cell office:value-type="string">
                <text:p>15/ene</text:p>
              </table:table-cell>
              <table:table-cell office:value-type="string">
                <text:p>16/ene</text:p>
              </table:table-cell>
              <table:table-cell office:value-type="string">
                <text:p>17/ene</text:p>
              </table:table-cell>
              <table:table-cell office:value-type="string">
                <text:p>18/ene</text:p>
              </table:table-cell>
              <table:table-cell office:value-type="string">
                <text:p>19/ene</text:p>
              </table:table-cell>
              <table:table-cell office:value-type="string">
                <text:p>20/ene</text:p>
              </table:table-cell>
              <table:table-cell office:value-type="string">
                <text:p>21/ene</text:p>
              </table:table-cell>
              <table:table-cell office:value-type="string">
                <text:p>22/ene</text:p>
              </table:table-cell>
              <table:table-cell office:value-type="string">
                <text:p>23/ene</text:p>
              </table:table-cell>
              <table:table-cell office:value-type="string">
                <text:p>24/ene</text:p>
              </table:table-cell>
              <table:table-cell office:value-type="string">
                <text:p>25/ene</text:p>
              </table:table-cell>
              <table:table-cell office:value-type="string">
                <text:p>26/ene</text:p>
              </table:table-cell>
              <table:table-cell office:value-type="string">
                <text:p>27/ene</text:p>
              </table:table-cell>
              <table:table-cell office:value-type="string">
                <text:p>28/ene</text:p>
              </table:table-cell>
              <table:table-cell office:value-type="string">
                <text:p>29/ene</text:p>
              </table:table-cell>
              <table:table-cell office:value-type="string">
                <text:p>30/ene</text:p>
              </table:table-cell>
              <table:table-cell office:value-type="string">
                <text:p>31/ene</text:p>
              </table:table-cell>
              <table:table-cell office:value-type="string">
                <text:p>01/feb</text:p>
              </table:table-cell>
              <table:table-cell office:value-type="string">
                <text:p>02/feb</text:p>
              </table:table-cell>
              <table:table-cell office:value-type="string">
                <text:p>03/feb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0">
                <text:p text:id="Sprint.J7:Sprint.AH7"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